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1099105761B90A852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5.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4.85cm" fo:min-width="5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objectwithoutfill">
      <style:graphic-properties svg:stroke-width="0.1cm" svg:stroke-color="#7b3d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933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8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e994" draw:textarea-horizontal-align="justify" draw:textarea-vertical-align="middle" draw:auto-grow-height="false" fo:min-height="0.85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text-properties fo:color="#ffff00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fo:color="#ffff00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e99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00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7.5cm" svg:x="17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5.1cm" svg:x="17.2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1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8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9.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9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2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21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cm" svg:height="1.039cm" svg:x="20.7cm" svg:y="9.7cm">
          <draw:text-box>
            <text:p text:style-name="P4"><text:span text:style-name="T1">DC</text:span></text:p>
          </draw:text-box>
        </draw:frame>
        <draw:frame draw:style-name="gr4" draw:text-style-name="P5" draw:layer="layout" svg:width="1.3cm" svg:height="1.039cm" svg:x="21.4cm" svg:y="9.7cm">
          <draw:text-box>
            <text:p text:style-name="P4"><text:span text:style-name="T1">BLK</text:span></text:p>
          </draw:text-box>
        </draw:frame>
        <draw:frame draw:style-name="gr4" draw:text-style-name="P5" draw:layer="layout" svg:width="1.1cm" svg:height="1.039cm" svg:x="20.1cm" svg:y="9.7cm">
          <draw:text-box>
            <text:p text:style-name="P4"><text:span text:style-name="T1">Res</text:span></text:p>
          </draw:text-box>
        </draw:frame>
        <draw:frame draw:style-name="gr4" draw:text-style-name="P5" draw:layer="layout" svg:width="1.3cm" svg:height="1.039cm" svg:x="19.453cm" svg:y="9.707cm">
          <draw:text-box>
            <text:p text:style-name="P4"><text:span text:style-name="T1">SDA</text:span></text:p>
          </draw:text-box>
        </draw:frame>
        <draw:frame draw:style-name="gr4" draw:text-style-name="P5" draw:layer="layout" svg:width="1.3cm" svg:height="1.039cm" svg:x="18.868cm" svg:y="9.707cm">
          <draw:text-box>
            <text:p text:style-name="P4"><text:span text:style-name="T1">SCL</text:span></text:p>
          </draw:text-box>
        </draw:frame>
        <draw:frame draw:style-name="gr4" draw:text-style-name="P5" draw:layer="layout" svg:width="1.3cm" svg:height="1.039cm" svg:x="18.3cm" svg:y="9.7cm">
          <draw:text-box>
            <text:p text:style-name="P4"><text:span text:style-name="T1">Vcc</text:span></text:p>
          </draw:text-box>
        </draw:frame>
        <draw:frame draw:style-name="gr4" draw:text-style-name="P5" draw:layer="layout" svg:width="1.3cm" svg:height="1.039cm" svg:x="17.6cm" svg:y="9.7cm">
          <draw:text-box>
            <text:p text:style-name="P4"><text:span text:style-name="T1">Gnd</text:span></text:p>
          </draw:text-box>
        </draw:frame>
        <draw:line draw:style-name="gr5" draw:text-style-name="P6" draw:layer="layout" svg:x1="13cm" svg:y1="7cm" svg:x2="21.1cm" svg:y2="7cm">
          <text:p/>
        </draw:line>
        <draw:line draw:style-name="gr5" draw:text-style-name="P6" draw:layer="layout" svg:x1="21.1cm" svg:y1="9.5cm" svg:x2="21.1cm" svg:y2="7cm">
          <text:p/>
        </draw:line>
        <draw:frame draw:style-name="gr6" draw:text-style-name="P1" draw:layer="layout" svg:width="6.348cm" svg:height="7.009cm" svg:x="6.7cm" svg:y="2.491cm">
          <draw:image xlink:href="Pictures/10000201000000F0000001099105761B90A852EC.png" xlink:type="simple" xlink:show="embed" xlink:actuate="onLoad" loext:mime-type="image/png">
            <text:p/>
          </draw:image>
        </draw:frame>
        <draw:line draw:style-name="gr7" draw:text-style-name="P6" draw:layer="layout" svg:x1="13.044cm" svg:y1="7.6cm" svg:x2="19.9cm" svg:y2="7.6cm">
          <text:p/>
        </draw:line>
        <draw:line draw:style-name="gr7" draw:text-style-name="P6" draw:layer="layout" svg:x1="19.9cm" svg:y1="9.5cm" svg:x2="19.9cm" svg:y2="7.6cm">
          <text:p/>
        </draw:line>
        <draw:line draw:style-name="gr8" draw:text-style-name="P6" draw:layer="layout" svg:x1="13cm" svg:y1="8.3cm" svg:x2="20.6cm" svg:y2="8.3cm">
          <text:p/>
        </draw:line>
        <draw:line draw:style-name="gr8" draw:text-style-name="P6" draw:layer="layout" svg:x1="20.6cm" svg:y1="9.5cm" svg:x2="20.6cm" svg:y2="8.3cm">
          <text:p/>
        </draw:line>
        <draw:line draw:style-name="gr9" draw:text-style-name="P6" draw:layer="layout" svg:x1="13cm" svg:y1="8.9cm" svg:x2="19.3cm" svg:y2="8.9cm">
          <text:p/>
        </draw:line>
        <draw:line draw:style-name="gr9" draw:text-style-name="P6" draw:layer="layout" svg:x1="19.3cm" svg:y1="9.5cm" svg:x2="19.3cm" svg:y2="8.9cm">
          <text:p/>
        </draw:line>
        <draw:line draw:style-name="gr10" draw:text-style-name="P6" draw:layer="layout" svg:x1="4.1cm" svg:y1="1.7cm" svg:x2="21.3cm" svg:y2="1.7cm">
          <text:p/>
        </draw:line>
        <draw:line draw:style-name="gr10" draw:text-style-name="P6" draw:layer="layout" svg:x1="13cm" svg:y1="5.7cm" svg:x2="14.6cm" svg:y2="5.7cm">
          <text:p/>
        </draw:line>
        <draw:line draw:style-name="gr10" draw:text-style-name="P6" draw:layer="layout" svg:x1="14.629cm" svg:y1="5.7cm" svg:x2="14.629cm" svg:y2="1.7cm">
          <text:p/>
        </draw:line>
        <draw:line draw:style-name="gr11" draw:text-style-name="P6" draw:layer="layout" svg:x1="4.6cm" svg:y1="2.1cm" svg:x2="21.3cm" svg:y2="2.1cm">
          <text:p/>
        </draw:line>
        <draw:line draw:style-name="gr11" draw:text-style-name="P6" draw:layer="layout" svg:x1="13cm" svg:y1="6.3cm" svg:x2="15.5cm" svg:y2="6.3cm">
          <text:p/>
        </draw:line>
        <draw:line draw:style-name="gr11" draw:text-style-name="P6" draw:layer="layout" svg:x1="15.5cm" svg:y1="6.3cm" svg:x2="15.5cm" svg:y2="2.1cm">
          <text:p/>
        </draw:line>
        <draw:line draw:style-name="gr11" draw:text-style-name="P6" draw:layer="layout" svg:x1="18.1cm" svg:y1="9.5cm" svg:x2="18.1cm" svg:y2="2.1cm">
          <text:p/>
        </draw:line>
        <draw:line draw:style-name="gr10" draw:text-style-name="P6" draw:layer="layout" svg:x1="18.7cm" svg:y1="9.5cm" svg:x2="18.7cm" svg:y2="1.7cm">
          <text:p/>
        </draw:line>
        <draw:line draw:style-name="gr10" draw:text-style-name="P6" draw:layer="layout" svg:x1="5.8cm" svg:y1="5.7cm" svg:x2="5.8cm" svg:y2="1.7cm">
          <text:p/>
        </draw:line>
        <draw:line draw:style-name="gr10" draw:text-style-name="P6" draw:layer="layout" svg:x1="5.8cm" svg:y1="5.7cm" svg:x2="6.7cm" svg:y2="5.7cm">
          <text:p/>
        </draw:line>
        <draw:custom-shape draw:style-name="gr12" draw:text-style-name="P7" draw:layer="layout" svg:width="0.4cm" svg:height="1.1cm" svg:x="4.1cm" svg:y="3.4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4.3cm" svg:y1="3.4cm" svg:x2="4.3cm" svg:y2="1.7cm">
          <text:p/>
        </draw:line>
        <draw:line draw:style-name="gr13" draw:text-style-name="P6" draw:layer="layout" svg:x1="6.7cm" svg:y1="5cm" svg:x2="4.3cm" svg:y2="5cm">
          <text:p/>
        </draw:line>
        <draw:line draw:style-name="gr13" draw:text-style-name="P6" draw:layer="layout" svg:x1="4.3cm" svg:y1="4.5cm" svg:x2="4.3cm" svg:y2="5cm">
          <text:p/>
        </draw:line>
        <draw:line draw:style-name="gr8" draw:text-style-name="P6" draw:layer="layout" svg:x1="4.1cm" svg:y1="3.6cm" svg:x2="4.5cm" svg:y2="3.6cm">
          <text:p/>
        </draw:line>
        <draw:line draw:style-name="gr14" draw:text-style-name="P6" draw:layer="layout" svg:x1="4.1cm" svg:y1="3.8cm" svg:x2="4.5cm" svg:y2="3.8cm">
          <text:p/>
        </draw:line>
        <draw:line draw:style-name="gr10" draw:text-style-name="P6" draw:layer="layout" svg:x1="4.1cm" svg:y1="4cm" svg:x2="4.5cm" svg:y2="4cm">
          <text:p/>
        </draw:line>
        <draw:custom-shape draw:style-name="gr12" draw:text-style-name="P7" draw:layer="layout" svg:width="0.4cm" svg:height="1.1cm" svg:x="5cm" svg:y="2.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cm" svg:y1="2.6cm" svg:x2="5.4cm" svg:y2="2.6cm">
          <text:p/>
        </draw:line>
        <draw:line draw:style-name="gr14" draw:text-style-name="P6" draw:layer="layout" svg:x1="5cm" svg:y1="2.8cm" svg:x2="5.4cm" svg:y2="2.8cm">
          <text:p/>
        </draw:line>
        <draw:line draw:style-name="gr10" draw:text-style-name="P6" draw:layer="layout" svg:x1="5cm" svg:y1="3cm" svg:x2="5.4cm" svg:y2="3cm">
          <text:p/>
        </draw:line>
        <draw:line draw:style-name="gr13" draw:text-style-name="P6" draw:layer="layout" svg:x1="5.2cm" svg:y1="2.4cm" svg:x2="5.2cm" svg:y2="2.1cm">
          <text:p/>
        </draw:line>
        <draw:line draw:style-name="gr13" draw:text-style-name="P6" draw:layer="layout" svg:x1="5.2cm" svg:y1="3.5cm" svg:x2="5.2cm" svg:y2="3.7cm">
          <text:p/>
        </draw:line>
        <draw:line draw:style-name="gr13" draw:text-style-name="P6" draw:layer="layout" svg:x1="6.2cm" svg:y1="3.7cm" svg:x2="5.2cm" svg:y2="3.7cm">
          <text:p/>
        </draw:line>
        <draw:line draw:style-name="gr13" draw:text-style-name="P6" draw:layer="layout" svg:x1="6.2cm" svg:y1="3.1cm" svg:x2="6.2cm" svg:y2="3.7cm">
          <text:p/>
        </draw:line>
        <draw:line draw:style-name="gr13" draw:text-style-name="P6" draw:layer="layout" svg:x1="6.7cm" svg:y1="3.1cm" svg:x2="6.2cm" svg:y2="3.1cm">
          <text:p/>
        </draw:line>
        <draw:frame draw:style-name="gr15" draw:text-style-name="P8" draw:layer="layout" svg:width="5.9cm" svg:height="1.673cm" svg:x="7.1cm" svg:y="9.6cm">
          <draw:text-box>
            <text:p>STM32F030F4P6</text:p>
          </draw:text-box>
        </draw:frame>
        <draw:frame draw:style-name="gr15" draw:text-style-name="P8" draw:layer="layout" svg:width="5.9cm" svg:height="1.673cm" svg:x="17.2cm" svg:y="15.6cm">
          <draw:text-box>
            <text:p>ST7789 LCD</text:p>
          </draw:text-box>
        </draw:frame>
        <draw:frame draw:style-name="gr16" draw:text-style-name="P10" draw:layer="layout" svg:width="3.1cm" svg:height="0.9cm" svg:x="12.9cm" svg:y="3.4cm">
          <draw:text-box>
            <text:p text:style-name="P9"><text:span text:style-name="T2">SWDIO</text:span></text:p>
          </draw:text-box>
        </draw:frame>
        <draw:frame draw:style-name="gr16" draw:text-style-name="P10" draw:layer="layout" svg:width="3.1cm" svg:height="0.9cm" svg:x="12.9cm" svg:y="2.8cm">
          <draw:text-box>
            <text:p text:style-name="P9"><text:span text:style-name="T2">SWCLK</text:span></text:p>
          </draw:text-box>
        </draw:frame>
        <draw:frame draw:style-name="gr16" draw:text-style-name="P10" draw:layer="layout" svg:width="3.1cm" svg:height="0.9cm" svg:x="21.2cm" svg:y="1.4cm">
          <draw:text-box>
            <text:p text:style-name="P9"><text:span text:style-name="T2">3.3V</text:span></text:p>
          </draw:text-box>
        </draw:frame>
        <draw:frame draw:style-name="gr16" draw:text-style-name="P10" draw:layer="layout" svg:width="3.1cm" svg:height="0.9cm" svg:x="21.2cm" svg:y="1.8cm">
          <draw:text-box>
            <text:p text:style-name="P9"><text:span text:style-name="T2">0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4:12:45.918933815</meta:creation-date>
    <dc:date>2019-02-24T14:49:44.478189157</dc:date>
    <meta:editing-duration>PT16M14S</meta:editing-duration>
    <meta:editing-cycles>4</meta:editing-cycles>
    <meta:generator>LibreOffice/6.1.4.2$Linux_X86_64 LibreOffice_project/10$Build-2</meta:generator>
    <meta:document-statistic meta:object-count="57"/>
  </office:meta>
</office:document-meta>
</file>